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you lot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owed the laboratory pass to the sentry.</text:p>
          </table:table-cell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 office:value-type="string">
            <text:p>Sentry
"Ohoh... if you have a pass, then..."</text:p>
          </table:table-cell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 office:value-type="string">
            <text:p>Sentry
"You must be authorized personnel. All right,
you may go through."</text:p>
          </table:table-cell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 office:value-type="string">
            <text:p>Sentry
"I'm a sentry, too. I dress light, so I can dive
into the river whenever I need to."</text:p>
          </table:table-cell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8T15:10:28+01:00</meta:creation-date>
    <dc:date>2019-12-08T15:10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